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T1" style:family="text">
      <style:text-properties fo:font-style="italic"/>
    </style:style>
    <style:style style:name="T2" style:family="text">
      <style:text-properties style:text-position="-33% 80%"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irror Server Location Problem </text:h>
      <text:p text:style-name="Text_20_body"><draw:a xlink:type="simple" xlink:href="https://www.ads.tuwien.ac.at/w/Image:SLRL-problem.png"><draw:frame draw:style-name="fr1" draw:name="graphics1" text:anchor-type="as-char" svg:width="2.6043in" svg:height="2.1146in" draw:z-index="0"><draw:image xlink:href="https://www.ads.tuwien.ac.at/wiki/images/thumb/a/a3/SLRL-problem.png/250px-SLRL-problem.png" xlink:type="simple" xlink:show="embed" xlink:actuate="onLoad"/></draw:frame></draw:a></text:p>
      <text:p text:style-name="Text_20_body"/>
      <text:p text:style-name="Text_20_body">Given a communication network, the aim is to identify suitable positions for locating mirror servers in order to alleviate the loads on servers and links. </text:p>
      <text:p text:style-name="Text_20_body">More formally, we consider the following strongly simplified model, called <text:span text:style-name="T1">Server Location Problem with Restricted Loads on Servers and Links</text:span>: Given a graph <text:span text:style-name="T1">G</text:span> = (<text:span text:style-name="T1">V</text:span>,<text:span text:style-name="T1">E</text:span>) representing the communication network, find a subset <draw:frame draw:style-name="fr1" draw:name="graphics2" text:anchor-type="as-char" svg:width="1.9063in" svg:height="0.2398in" draw:z-index="1"><draw:image xlink:href="https://www.ads.tuwien.ac.at/wiki/images/math/e/8/e/e8e02061778e9907895304821b90935e.png" xlink:type="simple" xlink:show="embed" xlink:actuate="onLoad"/><svg:title>S=\{s1,\ldots,s_k\}\subset V</svg:title></draw:frame> of <text:span text:style-name="T1">k</text:span> nodes for locating mirror servers such that </text:p>
      <text:list xml:id="list257081402" text:style-name="L1">
        <text:list-item>
          <text:p text:style-name="P2">each <draw:frame draw:style-name="fr1" draw:name="graphics3" text:anchor-type="as-char" svg:width="0.6043in" svg:height="0.2083in" draw:z-index="2"><draw:image xlink:href="https://www.ads.tuwien.ac.at/wiki/images/math/b/9/4/b946b67d79c13098f50356d3c6be5965.png" xlink:type="simple" xlink:show="embed" xlink:actuate="onLoad"/><svg:title>s_i\in S</svg:title></draw:frame> has a <text:span text:style-name="T1">neighbor set</text:span> <text:span text:style-name="T1">V</text:span><text:span text:style-name="T2">i</text:span> of no more than <text:span text:style-name="T1">r</text:span> nodes, with <text:span text:style-name="T1">r</text:span> being a given constant; the neighbor set of a server <text:span text:style-name="T1">s</text:span><text:span text:style-name="T2">i</text:span> is the set of all nodes <draw:frame draw:style-name="fr1" draw:name="graphics4" text:anchor-type="as-char" svg:width="0.552in" svg:height="0.2398in" draw:z-index="3"><draw:image xlink:href="https://www.ads.tuwien.ac.at/wiki/images/math/7/0/d/70d53d1e381ba9e96f2fc0e8b8d0c043.png" xlink:type="simple" xlink:show="embed" xlink:actuate="onLoad"/><svg:title>V\setminus S</svg:title></draw:frame> to which <text:span text:style-name="T1">s</text:span><text:span text:style-name="T2">i</text:span> is the closest server w.r.t. the number of hops (links); </text:p>
        </text:list-item>
        <text:list-item>
          <text:p text:style-name="P1">and the <text:span text:style-name="T1">load</text:span> <text:span text:style-name="T1">m</text:span>(<text:span text:style-name="T1">e</text:span>) on each link <draw:frame draw:style-name="fr1" draw:name="graphics5" text:anchor-type="as-char" svg:width="0.5728in" svg:height="0.1874in" draw:z-index="4"><draw:image xlink:href="https://www.ads.tuwien.ac.at/wiki/images/math/5/3/3/53375db67b95672b2b0522f38d12b96e.png" xlink:type="simple" xlink:show="embed" xlink:actuate="onLoad"/><svg:title>e\in E</svg:title></draw:frame> does not exceed a given limit <text:span text:style-name="T1">c</text:span>; a link's load is the total number of shortest paths between servers and the nodes in their respective neighbor sets. </text:p>
        </text:list-item>
      </text:list>
      <text:p text:style-name="Text_20_body">This problem formulation is rather new and consequently, not much work exists yet. In one or more student projects, bachelor, and/or master theses, it is possible to develop and study diverse either heuristic or exact problem solving methods. Promising techniques include constructive heuristics, local search, metaheuristics, constraint programming, and mathematical programming technique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Svozil</meta:initial-creator>
    <meta:creation-date>2013-03-18T20:12:04</meta:creation-date>
    <meta:printed-by>Alexander Svozil</meta:printed-by>
    <meta:print-date>2013-03-18T20:13:45</meta:print-date>
    <dc:date>2013-03-18T20:43:43</dc:date>
    <dc:creator>Alexander Svozil</dc:creator>
    <meta:editing-duration>PT16M29S</meta:editing-duration>
    <meta:editing-cycles>1</meta:editing-cycles>
    <meta:document-statistic meta:table-count="0" meta:image-count="5" meta:object-count="0" meta:page-count="1" meta:paragraph-count="7" meta:word-count="203" meta:character-count="1248" meta:non-whitespace-character-count="1038"/>
    <meta:generator>LibreOffice/3.6$Linux_X86_64 LibreOffice_project/360m1$Build-2</meta:generator>
  </office:meta>
</office:document-meta>
</file>